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6c5b8" officeooo:paragraph-rsid="0006c5b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6c5b8" officeooo:paragraph-rsid="0006c5b8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94ba" officeooo:paragraph-rsid="000894b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cba1" officeooo:paragraph-rsid="0008cba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des spécifications détaillées</text:p>
      <text:p text:style-name="P2">DicoBomb</text:p>
      <text:p text:style-name="P2"/>
      <text:p text:style-name="P3">I) Contexte, enjeux et objectifs du logiciel</text:p>
      <text:p text:style-name="P3">II) Définition des usages du système</text:p>
      <text:p text:style-name="P3">III) Architecture fonctionnelle</text:p>
      <text:p text:style-name="P3">IV) Architecture applicative et des données</text:p>
      <text:p text:style-name="P3">V) Architecture technologique</text:p>
      <text:p text:style-name="P3">VI) Description détaillée des modules, fonctions</text:p>
      <text:p text:style-name="P3">VII) Limites</text:p>
      <text:p text:style-name="P3"/>
      <text:p text:style-name="P4">PLANNING – GANTT</text:p>
      <text:p text:style-name="P4">But du projet</text:p>
      <text:p text:style-name="P4">Matrice des compétences</text:p>
      <text:p text:style-name="P4">Risques</text:p>
      <text:p text:style-name="P4">Roles de chacun</text:p>
      <text:p text:style-name="P4">architecture technologique</text:p>
      <text:p text:style-name="P4">outils utilisés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5:03:51.047024511</meta:creation-date>
    <dc:date>2015-10-12T17:21:12.520094937</dc:date>
    <meta:editing-duration>PT56M2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54" meta:character-count="404" meta:non-whitespace-character-count="364"/>
  </office:meta>
</office:document-meta>
</file>